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9mm"/>
    </style:style>
    <style:style style:name="co3" style:family="table-column">
      <style:table-column-properties fo:break-before="auto" style:column-width="36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/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NOT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424928" calcext:value-type="float">
            <text:p>0,424928</text:p>
          </table:table-cell>
          <table:table-cell office:value-type="float" office:value="0.939776" calcext:value-type="float">
            <text:p>0,93977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850688" calcext:value-type="float">
            <text:p>0,850688</text:p>
          </table:table-cell>
          <table:table-cell table:style-name="ce2"/>
          <table:table-cell table:style-name="ce2" table:number-columns-spanned="2" table:number-rows-spanned="1"/>
          <table:covered-table-cell table:style-name="Default"/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871136" calcext:value-type="float">
            <text:p>0,871136</text:p>
          </table:table-cell>
          <table:table-cell table:style-name="ce4"/>
          <table:table-cell office:value-type="string" calcext:value-type="string">
            <text:p>s.time</text:p>
          </table:table-cell>
          <table:table-cell office:value-type="string" calcext:value-type="string">
            <text:p>c.time</text:p>
          </table:table-cell>
          <table:table-cell office:value-type="string" calcext:value-type="string">
            <text:p>s.up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408" calcext:value-type="float">
            <text:p>0,001408</text:p>
          </table:table-cell>
          <table:table-cell office:value-type="float" office:value="0.852672" calcext:value-type="float">
            <text:p>0,852672</text:p>
          </table:table-cell>
          <table:table-cell/>
          <table:table-cell table:formula="of:=SUM([.C1:.C30])/30" office:value-type="float" office:value="0.0154432" calcext:value-type="float">
            <text:p>0,0154432</text:p>
          </table:table-cell>
          <table:table-cell table:formula="of:=SUM([.D1:.D30])/30" office:value-type="float" office:value="0.477384533333333" calcext:value-type="float">
            <text:p>0,4773845333</text:p>
          </table:table-cell>
          <table:table-cell table:formula="of:=[.F4]/[.G4]" office:value-type="float" office:value="0.0323496027241771" calcext:value-type="float">
            <text:p>0,032349602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864896" calcext:value-type="float">
            <text:p>0,86489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877408" calcext:value-type="float">
            <text:p>0,87740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59296" calcext:value-type="float">
            <text:p>0,55929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586048" calcext:value-type="float">
            <text:p>0,58604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58368" calcext:value-type="float">
            <text:p>0,55836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68768" calcext:value-type="float">
            <text:p>0,56876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54368" calcext:value-type="float">
            <text:p>0,55436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69376" calcext:value-type="float">
            <text:p>0,56937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53728" calcext:value-type="float">
            <text:p>0,55372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64928" calcext:value-type="float">
            <text:p>0,56492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266304" calcext:value-type="float">
            <text:p>0,26630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560032" calcext:value-type="float">
            <text:p>0,560032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259648" calcext:value-type="float">
            <text:p>0,25964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261856" calcext:value-type="float">
            <text:p>0,26185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253664" calcext:value-type="float">
            <text:p>0,25366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251936" calcext:value-type="float">
            <text:p>0,25193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252736" calcext:value-type="float">
            <text:p>0,25273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246016" calcext:value-type="float">
            <text:p>0,24601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250112" calcext:value-type="float">
            <text:p>0,250112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29408" calcext:value-type="float">
            <text:p>0,52940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24128" calcext:value-type="float" table:number-columns-spanned="4" table:number-rows-spanned="1">
            <text:p>0,24128</text:p>
          </table:table-cell>
          <table:covered-table-cell table:number-columns-repeated="3" table:style-name="Default"/>
          <table:table-cell table:style-name="ce3" table:number-columns-repeated="4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239904" calcext:value-type="float">
            <text:p>0,23990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236992" calcext:value-type="float">
            <text:p>0,236992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237344" calcext:value-type="float">
            <text:p>0,23734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231328" calcext:value-type="float">
            <text:p>0,23132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23152" calcext:value-type="float" table:number-columns-spanned="5" table:number-rows-spanned="1">
            <text:p>0,23152</text:p>
          </table:table-cell>
          <table:covered-table-cell table:number-columns-repeated="3" table:style-name="Default"/>
          <table:covered-table-cell/>
          <table:table-cell table:style-name="ce3" table:number-columns-repeated="4"/>
        </table:table-row>
      </table:table>
      <table:table table:name="NOT2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54768" calcext:value-type="float">
            <text:p>0,548</text:p>
          </table:table-cell>
          <table:table-cell office:value-type="float" office:value="0.89312" calcext:value-type="float">
            <text:p>0,893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504256" calcext:value-type="float">
            <text:p>0,504</text:p>
          </table:table-cell>
          <table:table-cell office:value-type="float" office:value="0.86825" calcext:value-type="float">
            <text:p>0,8682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95072" calcext:value-type="float">
            <text:p>0,495</text:p>
          </table:table-cell>
          <table:table-cell office:value-type="float" office:value="0.84899" calcext:value-type="float">
            <text:p>0,848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61088" calcext:value-type="float">
            <text:p>0,461</text:p>
          </table:table-cell>
          <table:table-cell office:value-type="float" office:value="0.58729" calcext:value-type="float">
            <text:p>0,58729</text:p>
          </table:table-cell>
          <table:table-cell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45696" calcext:value-type="float">
            <text:p>0,446</text:p>
          </table:table-cell>
          <table:table-cell office:value-type="float" office:value="0.84969" calcext:value-type="float">
            <text:p>0,84969</text:p>
          </table:table-cell>
          <table:table-cell/>
          <table:table-cell table:formula="of:=SUM([.C1:.C30])/30" office:value-type="float" office:value="0.317115733333333" calcext:value-type="float">
            <text:p>0,3171157333</text:p>
          </table:table-cell>
          <table:table-cell table:formula="of:=SUM([.D1:.D30])/30" office:value-type="float" office:value="0.4682566" calcext:value-type="float">
            <text:p>0,4682566</text:p>
          </table:table-cell>
          <table:table-cell table:formula="of:=[.F5]/[.G5]" office:value-type="float" office:value="0.677226403927533" calcext:value-type="float">
            <text:p>0,67722640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49088" calcext:value-type="float">
            <text:p>0,449</text:p>
          </table:table-cell>
          <table:table-cell office:value-type="float" office:value="0.58387" calcext:value-type="float">
            <text:p>0,5838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312" calcext:value-type="float">
            <text:p>0,001</text:p>
          </table:table-cell>
          <table:table-cell office:value-type="float" office:value="0.56681" calcext:value-type="float">
            <text:p>0,566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28" calcext:value-type="float">
            <text:p>0,001</text:p>
          </table:table-cell>
          <table:table-cell office:value-type="float" office:value="0.570624" calcext:value-type="float">
            <text:p>0,57062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312" calcext:value-type="float">
            <text:p>0,001</text:p>
          </table:table-cell>
          <table:table-cell office:value-type="float" office:value="0.58675" calcext:value-type="float">
            <text:p>0,5867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312" calcext:value-type="float">
            <text:p>0,001</text:p>
          </table:table-cell>
          <table:table-cell office:value-type="float" office:value="0.57203" calcext:value-type="float">
            <text:p>0,5720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568" calcext:value-type="float">
            <text:p>0,002</text:p>
          </table:table-cell>
          <table:table-cell office:value-type="float" office:value="0.55856" calcext:value-type="float">
            <text:p>0,558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28" calcext:value-type="float">
            <text:p>0,001</text:p>
          </table:table-cell>
          <table:table-cell office:value-type="float" office:value="0.576544" calcext:value-type="float">
            <text:p>0,5765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312" calcext:value-type="float">
            <text:p>0,001</text:p>
          </table:table-cell>
          <table:table-cell office:value-type="float" office:value="0.56633" calcext:value-type="float">
            <text:p>0,5663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001536" calcext:value-type="float">
            <text:p>0,002</text:p>
          </table:table-cell>
          <table:table-cell office:value-type="float" office:value="0.54524" calcext:value-type="float">
            <text:p>0,545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26656" calcext:value-type="float">
            <text:p>0,427</text:p>
          </table:table-cell>
          <table:table-cell office:value-type="float" office:value="0.26745" calcext:value-type="float">
            <text:p>0,2674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23296" calcext:value-type="float">
            <text:p>0,423</text:p>
          </table:table-cell>
          <table:table-cell office:value-type="float" office:value="0.55808" calcext:value-type="float">
            <text:p>0,55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22688" calcext:value-type="float">
            <text:p>0,423</text:p>
          </table:table-cell>
          <table:table-cell office:value-type="float" office:value="0.26844" calcext:value-type="float">
            <text:p>0,268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04928" calcext:value-type="float">
            <text:p>0,405</text:p>
          </table:table-cell>
          <table:table-cell office:value-type="float" office:value="0.26294" calcext:value-type="float">
            <text:p>0,2629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03584" calcext:value-type="float">
            <text:p>0,404</text:p>
          </table:table-cell>
          <table:table-cell office:value-type="float" office:value="0.53635" calcext:value-type="float">
            <text:p>0,5363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1712" calcext:value-type="float">
            <text:p>0,412</text:p>
          </table:table-cell>
          <table:table-cell office:value-type="float" office:value="0.25484" calcext:value-type="float">
            <text:p>0,254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8944" calcext:value-type="float">
            <text:p>0,419</text:p>
          </table:table-cell>
          <table:table-cell office:value-type="float" office:value="0.26064" calcext:value-type="float">
            <text:p>0,260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9136" calcext:value-type="float">
            <text:p>0,419</text:p>
          </table:table-cell>
          <table:table-cell office:value-type="float" office:value="0.24915" calcext:value-type="float">
            <text:p>0,2491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03232" calcext:value-type="float">
            <text:p>0,403</text:p>
          </table:table-cell>
          <table:table-cell office:value-type="float" office:value="0.25017" calcext:value-type="float">
            <text:p>0,2501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7856" calcext:value-type="float">
            <text:p>0,418</text:p>
          </table:table-cell>
          <table:table-cell office:value-type="float" office:value="0.52806" calcext:value-type="float">
            <text:p>0,5280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7248" calcext:value-type="float">
            <text:p>0,417</text:p>
          </table:table-cell>
          <table:table-cell office:value-type="float" office:value="0.24412" calcext:value-type="float">
            <text:p>0,244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0176" calcext:value-type="float">
            <text:p>0,402</text:p>
          </table:table-cell>
          <table:table-cell office:value-type="float" office:value="0.240352" calcext:value-type="float">
            <text:p>0,2403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8592" calcext:value-type="float">
            <text:p>0,419</text:p>
          </table:table-cell>
          <table:table-cell office:value-type="float" office:value="0.23948" calcext:value-type="float">
            <text:p>0,239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39856" calcext:value-type="float">
            <text:p>0,399</text:p>
          </table:table-cell>
          <table:table-cell office:value-type="float" office:value="0.239008" calcext:value-type="float">
            <text:p>0,2390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00832" calcext:value-type="float">
            <text:p>0,401</text:p>
          </table:table-cell>
          <table:table-cell office:value-type="float" office:value="0.2351" calcext:value-type="float">
            <text:p>0,235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float" office:value="0.410656" calcext:value-type="float">
            <text:p>0,411</text:p>
          </table:table-cell>
          <table:table-cell office:value-type="float" office:value="0.23942" calcext:value-type="float">
            <text:p>0,23942</text:p>
          </table:table-cell>
          <table:table-cell table:number-columns-repeated="4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OT3" table:style-name="ta1">
        <table:table-column table:style-name="co1" table:number-columns-repeated="8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17411" calcext:value-type="float">
            <text:p>1,17411</text:p>
          </table:table-cell>
          <table:table-cell office:value-type="float" office:value="0.919808" calcext:value-type="float">
            <text:p>0,919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16458" calcext:value-type="float">
            <text:p>1,16458</text:p>
          </table:table-cell>
          <table:table-cell office:value-type="float" office:value="0.920704" calcext:value-type="float">
            <text:p>0,9207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851744" calcext:value-type="float">
            <text:p>0,851744</text:p>
          </table:table-cell>
          <table:table-cell office:value-type="float" office:value="0.91113" calcext:value-type="float">
            <text:p>0,9111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06451" calcext:value-type="float">
            <text:p>1,06451</text:p>
          </table:table-cell>
          <table:table-cell office:value-type="float" office:value="0.87984" calcext:value-type="float">
            <text:p>0,87984</text:p>
          </table:table-cell>
          <table:table-cell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32768" calcext:value-type="float">
            <text:p>0,732768</text:p>
          </table:table-cell>
          <table:table-cell office:value-type="float" office:value="0.90931" calcext:value-type="float">
            <text:p>0,90931</text:p>
          </table:table-cell>
          <table:table-cell/>
          <table:table-cell table:formula="of:=SUM([.C1:.C30])/30" office:value-type="float" office:value="0.744863866666667" calcext:value-type="float">
            <text:p>0,7448638667</text:p>
          </table:table-cell>
          <table:table-cell table:formula="of:=SUM([.D1:.D30])/30" office:value-type="float" office:value="0.520849933333333" calcext:value-type="float">
            <text:p>0,5208499333</text:p>
          </table:table-cell>
          <table:table-cell table:formula="of:=[.F5]/[.G5]" office:value-type="float" office:value="1.4300930440745" calcext:value-type="float">
            <text:p>1,43009304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07232" calcext:value-type="float">
            <text:p>0,707232</text:p>
          </table:table-cell>
          <table:table-cell office:value-type="float" office:value="0.62348" calcext:value-type="float">
            <text:p>0,623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80288" calcext:value-type="float">
            <text:p>0,680288</text:p>
          </table:table-cell>
          <table:table-cell office:value-type="float" office:value="0.6103" calcext:value-type="float">
            <text:p>0,610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95232" calcext:value-type="float">
            <text:p>0,595232</text:p>
          </table:table-cell>
          <table:table-cell office:value-type="float" office:value="0.61372" calcext:value-type="float">
            <text:p>0,613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94432" calcext:value-type="float">
            <text:p>0,594432</text:p>
          </table:table-cell>
          <table:table-cell office:value-type="float" office:value="0.59372" calcext:value-type="float">
            <text:p>0,593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696" calcext:value-type="float">
            <text:p>0,5696</text:p>
          </table:table-cell>
          <table:table-cell office:value-type="float" office:value="0.605248" calcext:value-type="float">
            <text:p>0,6052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1552" calcext:value-type="float">
            <text:p>0,51552</text:p>
          </table:table-cell>
          <table:table-cell office:value-type="float" office:value="0.599456" calcext:value-type="float">
            <text:p>0,5994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2672" calcext:value-type="float">
            <text:p>0,52672</text:p>
          </table:table-cell>
          <table:table-cell office:value-type="float" office:value="0.579808" calcext:value-type="float">
            <text:p>0,579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97344" calcext:value-type="float">
            <text:p>0,797344</text:p>
          </table:table-cell>
          <table:table-cell office:value-type="float" office:value="0.59785" calcext:value-type="float">
            <text:p>0,5978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86368" calcext:value-type="float">
            <text:p>0,786368</text:p>
          </table:table-cell>
          <table:table-cell office:value-type="float" office:value="0.57689" calcext:value-type="float">
            <text:p>0,5768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47888" calcext:value-type="float">
            <text:p>0,47888</text:p>
          </table:table-cell>
          <table:table-cell office:value-type="float" office:value="0.296928" calcext:value-type="float">
            <text:p>0,2969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53632" calcext:value-type="float">
            <text:p>0,753632</text:p>
          </table:table-cell>
          <table:table-cell office:value-type="float" office:value="0.29552" calcext:value-type="float">
            <text:p>0,295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33408" calcext:value-type="float">
            <text:p>0,733408</text:p>
          </table:table-cell>
          <table:table-cell office:value-type="float" office:value="0.29542" calcext:value-type="float">
            <text:p>0,2954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36192" calcext:value-type="float">
            <text:p>0,736192</text:p>
          </table:table-cell>
          <table:table-cell office:value-type="float" office:value="0.28982" calcext:value-type="float">
            <text:p>0,2898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23808" calcext:value-type="float">
            <text:p>0,723808</text:p>
          </table:table-cell>
          <table:table-cell office:value-type="float" office:value="0.28393" calcext:value-type="float">
            <text:p>0,2839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23712" calcext:value-type="float">
            <text:p>0,723712</text:p>
          </table:table-cell>
          <table:table-cell office:value-type="float" office:value="0.57072" calcext:value-type="float">
            <text:p>0,570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10336" calcext:value-type="float">
            <text:p>0,710336</text:p>
          </table:table-cell>
          <table:table-cell office:value-type="float" office:value="0.28358" calcext:value-type="float">
            <text:p>0,2835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91968" calcext:value-type="float">
            <text:p>0,691968</text:p>
          </table:table-cell>
          <table:table-cell office:value-type="float" office:value="0.2775" calcext:value-type="float">
            <text:p>0,277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99968" calcext:value-type="float">
            <text:p>0,699968</text:p>
          </table:table-cell>
          <table:table-cell office:value-type="float" office:value="0.56521" calcext:value-type="float">
            <text:p>0,5652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74752" calcext:value-type="float">
            <text:p>0,674752</text:p>
          </table:table-cell>
          <table:table-cell office:value-type="float" office:value="0.27254" calcext:value-type="float">
            <text:p>0,2725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87616" calcext:value-type="float">
            <text:p>0,687616</text:p>
          </table:table-cell>
          <table:table-cell office:value-type="float" office:value="0.27209" calcext:value-type="float">
            <text:p>0,2720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68096" calcext:value-type="float">
            <text:p>0,668096</text:p>
          </table:table-cell>
          <table:table-cell office:value-type="float" office:value="0.27433" calcext:value-type="float">
            <text:p>0,2743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48704" calcext:value-type="float">
            <text:p>0,648704</text:p>
          </table:table-cell>
          <table:table-cell office:value-type="float" office:value="0.27094" calcext:value-type="float">
            <text:p>0,2709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55168" calcext:value-type="float">
            <text:p>0,655168</text:p>
          </table:table-cell>
          <table:table-cell office:value-type="float" office:value="0.26944" calcext:value-type="float">
            <text:p>0,269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27542" calcext:value-type="float">
            <text:p>1,27542</text:p>
          </table:table-cell>
          <table:table-cell office:value-type="float" office:value="0.882336" calcext:value-type="float">
            <text:p>0,8823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23808" calcext:value-type="float">
            <text:p>0,723808</text:p>
          </table:table-cell>
          <table:table-cell office:value-type="float" office:value="0.28393" calcext:value-type="float">
            <text:p>0,28393</text:p>
          </table:table-cell>
          <table:table-cell table:number-columns-repeated="4"/>
        </table:table-row>
      </table:table>
      <table:table table:name="AND" table:style-name="ta1">
        <table:table-column table:style-name="co1" table:default-cell-style-name="Default"/>
        <table:table-row table:style-name="ro1">
          <table:table-cell/>
        </table:table-row>
      </table:table>
      <table:table table:name="AND2" table:style-name="ta1">
        <table:table-column table:style-name="co1" table:default-cell-style-name="Default"/>
        <table:table-row table:style-name="ro1">
          <table:table-cell/>
        </table:table-row>
      </table:table>
      <table:table table:name="AND3" table:style-name="ta1">
        <table:table-column table:style-name="co1" table:default-cell-style-name="Default"/>
        <table:table-row table:style-name="ro1">
          <table:table-cell/>
        </table:table-row>
      </table:table>
      <table:table table:name="OR" table:style-name="ta1">
        <table:table-column table:style-name="co1" table:default-cell-style-name="Default"/>
        <table:table-row table:style-name="ro1">
          <table:table-cell/>
        </table:table-row>
      </table:table>
      <table:table table:name="OR2" table:style-name="ta1">
        <table:table-column table:style-name="co1" table:default-cell-style-name="Default"/>
        <table:table-row table:style-name="ro1">
          <table:table-cell/>
        </table:table-row>
      </table:table>
      <table:table table:name="OR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20" loext:min-decimal-places="20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23:40:09.088539854</meta:creation-date>
    <dc:date>2015-12-15T01:08:16.154705794</dc:date>
    <meta:editing-duration>PT51M30S</meta:editing-duration>
    <meta:editing-cycles>3</meta:editing-cycles>
    <meta:generator>LibreOffice/5.0.2.2$Linux_X86_64 LibreOffice_project/00m0$Build-2</meta:generator>
    <meta:document-statistic meta:table-count="9" meta:cell-count="378" meta:object-count="0"/>
  </office:meta>
</office:document-meta>
</file>